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2B000002F8DFB17D4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loext:decorative="false" draw:stroke="none" draw:fill="solid" draw:fill-color="#ffffff" draw:shadow="hidden"/>
    </style:style>
    <style:style style:name="gr2" style:family="graphic" style:parent-style-name="standard">
      <style:graphic-properties loext:decorative="false"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3" style:family="graphic" style:parent-style-name="standard">
      <style:graphic-properties loext:decorative="false" draw:stroke="none" draw:fill="none" draw:textarea-vertical-align="middle" fo:min-height="1.255cm" fo:min-width="2.54cm" fo:padding-top="0.141cm" fo:padding-bottom="0.141cm" fo:padding-left="0.141cm" fo:padding-right="0.141cm"/>
    </style:style>
    <style:style style:name="gr4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.353cm" fo:line-height="115%" fo:text-align="start" fo:text-indent="0cm"/>
    </style:style>
    <style:style style:name="P2" style:family="paragraph">
      <style:paragraph-properties fo:margin-left="0cm" fo:margin-right="0cm" fo:margin-top="0cm" fo:margin-bottom="0.353cm" fo:line-height="115%" fo:text-align="start" fo:text-indent="0cm" style:writing-mode="lr-tb"/>
    </style:style>
    <style:style style:name="P3" style:family="paragraph">
      <style:paragraph-properties fo:text-align="center"/>
    </style:style>
    <style:style style:name="T1" style:family="text">
      <style:text-properties fo:color="#000000" fo:font-family="'Times New Roman'" fo:font-size="14pt" fo:font-weight="bold" style:font-family-asian="'Times New Roman'" style:font-size-asian="14pt" style:font-weight-asian="bold" style:font-family-complex="'Times New Roman'" style:font-size-complex="14pt" style:font-weight-complex="bold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g>
          <draw:g>
            <draw:polygon draw:style-name="gr1" draw:layer="layout" svg:width="8.178cm" svg:height="0.769cm" svg:x="10.795cm" svg:y="0.7cm" svg:viewBox="0 0 8179 770" draw:points="0,770 8179,770 8179,0 0,0">
              <text:p/>
            </draw:polygon>
            <draw:polygon draw:style-name="gr2" draw:layer="layout" svg:width="8.178cm" svg:height="0.769cm" svg:x="10.795cm" svg:y="0.7cm" svg:viewBox="0 0 8179 770" draw:points="0,770 8179,770 8179,0 0,0">
              <text:p/>
            </draw:polygon>
          </draw:g>
          <draw:frame draw:style-name="gr3" draw:text-style-name="P2" draw:layer="layout" svg:width="8.178cm" svg:height="1.537cm" svg:x="10.795cm" svg:y="0.317cm">
            <draw:text-box>
              <text:p text:style-name="P1"><text:span text:style-name="T1">Информационная модель системы </text:span></text:p>
            </draw:text-box>
          </draw:frame>
        </draw:g>
        <draw:frame draw:style-name="gr4" draw:text-style-name="P3" draw:layer="layout" svg:width="13.97cm" svg:height="17.834cm" svg:x="7.937cm" svg:y="2.168cm">
          <draw:image xlink:href="Pictures/100002010000022B000002F8DFB17D4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Source Han Sans CN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5-06-03T09:30:04.09</dc:date>
    <dc:language>ru-RU</dc:language>
    <meta:creation-date>2023-05-10T20:12:23Z</meta:creation-date>
    <meta:initial-creator>Надежда Кабак</meta:initial-creator>
    <meta:generator>OpenOffice/4.1.15$Win32 OpenOffice.org_project/4115m2$Build-9813</meta:generator>
    <meta:editing-duration>PT8M32S</meta:editing-duration>
    <meta:editing-cycles>5</meta:editing-cycles>
    <dc:creator>Thomas Charester</dc:creator>
    <meta:document-statistic meta:object-count="6"/>
    <meta:user-defined meta:name="company">SPecialiST RePack</meta:user-defined>
  </office:meta>
</office:document-meta>
</file>